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Natálie,</text:p>
      <text:p text:style-name="Normal">v tento den lásky a přátelství mi dovol, abych ti připomenul, jak nádherně unikátní vazbu sdílíme. Jako dva Býci v zvěrokruhu, pevně stojíme bok po boku, silní a odhodlaní, ale zároveň schopni obrovské něžnosti a hlubokého porozumění. Naše spojení, osvícené moudrostí archanděla Uriela, nám umožňuje vidět skrz oblaka nejistoty, s jasným úsudkem a srdcem plným pravdy.</text:p>
      <text:p text:style-name="Normal">V tomto svátečním okamžiku přeji, aby naše cesty byly osvětleny láskou a vzájemnou podporou. Ať náš společný zvířecí duch Býka dodává sílu našemu přátelství a vede nás k odhalování pravd tam, kde jiní vidí pouze zmatek. S vědomím toho, že v každé chvíli tě mohu najít po svém boku, se cítím nesmírně požehnaně. Nechť tedy Urielův ochranný plášť stráží každý tvůj krok a přináší ti nekonečnou rados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